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xyDataProvider.model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DataProvider.ProxyDataProvider( AccountDao 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DataProvider.getAccount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